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%=droitEcheanceDossier_no_label=% : %=droitEcheanceDossier_no_val=%</text:p>
      <text:p text:style-name="P2">%=droitEcheanceAffilieInd_no_label=% : %=droitEcheanceAffilieInd_no_val=% </text:p>
      <text:p text:style-name="P2">%=droitEcheanceAlloc_nss_label=% : %=droitEcheanceAlloc_nss_val=%</text:p>
      <text:p text:style-name="P2"/>
      <text:p text:style-name="Standard"/>
      <text:p text:style-name="P2">%=droitEcheanceAllocataire_concerne_label=% - %=droitEcheanceAllocataire_concerne_val=%</text:p>
      <text:p text:style-name="Standard"/>
      <text:p text:style-name="Standard"/>
      <text:p text:style-name="Standard"/>
      <text:p text:style-name="Standard">%=droitEcheanceAllocataireInd_politesse=%</text:p>
      <text:p text:style-name="Standard"/>
      <text:p text:style-name="Standard"/>
      <text:p text:style-name="Standard">%=droitEcheanceAllocataireInd_texteDebut=%</text:p>
      <text:p text:style-name="Standard"/>
      <text:p text:style-name="Standard">%#include AL/echeances/listeDroitsEcheancesAllocataire#%</text:p>
      <text:p text:style-name="Standard"/>
      <text:p text:style-name="P3">%=droitEcheanceAllocataireInd_texteFin=% <text:span text:style-name="T1">%=droitEcheanceAllocataireInd_texteCopie=%</text:span><text:span text:style-name="T2"> %=droitEcheanceAllocataireInd_texteCopieFin=% </text:span><text:span text:style-name="T1">%=droitEcheanceAllocataireInd_texteNss=% </text:span><text:span text:style-name="T2">%=droitEcheanceAllocataireInd_texteFinFormation=%</text:span></text:p>
      <text:p text:style-name="Standard"/>
      <text:p text:style-name="P3">%=droitEcheanceAllocataireInd_texteSalutation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2T14:36:06</dc:date>
    <meta:editing-cycles>54</meta:editing-cycles>
    <meta:editing-duration>PT18H36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44" meta:character-count="700"/>
  </office:meta>
</office:document-meta>
</file>